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ListEntry.IfListEntry( String value , boolean po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Header.parseUntagged( String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fHeader.IfHeader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HeaderMap.matches( String resource , String token ,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fList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.add( int index , IfList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parseTagged( String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fHeader.h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readWord( Reader reader , char 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fHeader.parseIfList( StringReader read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IfHeader.getAll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Entry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.add( IfList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EntryToken.IfListEntryToken( String token , boolean po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par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fListEntry.matc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Entr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fHeader.IfHeader( String [ ] 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fHeader.getAllNo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logIllegalState( String state , int effChar , String expChar , String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fHeader.get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EntryEtag.match( String token ,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.readWhiteSpace(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fList.match( String token , String 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fHeader.matches( String tag , String token ,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fListEntryEtag.IfListEntryEtag( String etag , boolean po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HeaderList.matches( String resource , String token , String 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fListEntryToken.match( String token ,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ListEntryE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